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/>
    <style:font-face style:name="FreeSans1" svg:font-family="FreeSans" style:font-family-generic="swiss"/>
    <style:font-face style:name="ITC Avant Garde Gothic" svg:font-family="'ITC Avant Garde Gothic'" style:font-family-generic="swiss"/>
    <style:font-face style:name="Courier 10 Pitch" svg:font-family="'Courier 10 Pitch'" style:font-adornments="Regular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dcc2" officeooo:paragraph-rsid="000fdcc2"/>
    </style:style>
    <style:style style:name="P2" style:family="paragraph" style:parent-style-name="Requirement">
      <style:text-properties officeooo:rsid="001478e2" officeooo:paragraph-rsid="0016f925"/>
    </style:style>
    <style:style style:name="P3" style:family="paragraph" style:parent-style-name="Requirement">
      <style:text-properties officeooo:paragraph-rsid="0016f925"/>
    </style:style>
    <style:style style:name="P4" style:family="paragraph" style:parent-style-name="Standard">
      <style:text-properties officeooo:paragraph-rsid="00180252"/>
    </style:style>
    <style:style style:name="P5" style:family="paragraph" style:parent-style-name="Heading_20_1" style:master-page-name="">
      <style:paragraph-properties fo:margin-left="1in" fo:margin-right="0in" fo:margin-top="0.1598in" fo:margin-bottom="0.0598in" style:contextual-spacing="false" fo:text-align="justify" style:justify-single-word="false" fo:text-indent="-1in" style:auto-text-indent="false" style:page-number="auto" fo:background-color="transparent" style:shadow="none" fo:keep-with-next="always">
        <style:tab-stops/>
        <style:background-image/>
      </style:paragraph-properties>
      <style:text-properties officeooo:rsid="00180252" officeooo:paragraph-rsid="00180252"/>
    </style:style>
    <style:style style:name="P6" style:family="paragraph" style:parent-style-name="Heading_20_1">
      <style:paragraph-properties fo:margin-left="1in" fo:margin-right="0in" fo:margin-top="0.1598in" fo:margin-bottom="0.0598in" style:contextual-spacing="false" fo:text-align="justify" style:justify-single-word="false" fo:text-indent="-1in" style:auto-text-indent="false" fo:background-color="transparent" style:shadow="none">
        <style:tab-stops/>
        <style:background-image/>
      </style:paragraph-properties>
      <style:text-properties officeooo:paragraph-rsid="000fdcc2"/>
    </style:style>
    <style:style style:name="P7" style:family="paragraph" style:parent-style-name="Requirement">
      <style:text-properties officeooo:rsid="00171fb6" officeooo:paragraph-rsid="00171fb6"/>
    </style:style>
    <style:style style:name="P8" style:family="paragraph" style:parent-style-name="Requirement">
      <style:text-properties officeooo:rsid="00177882" officeooo:paragraph-rsid="00180252"/>
    </style:style>
    <style:style style:name="P9" style:family="paragraph" style:parent-style-name="Requirement">
      <style:text-properties officeooo:rsid="00180252" officeooo:paragraph-rsid="00180252"/>
    </style:style>
    <style:style style:name="P10" style:family="paragraph" style:parent-style-name="Heading_20_2">
      <style:text-properties officeooo:paragraph-rsid="001478e2"/>
    </style:style>
    <style:style style:name="T1" style:family="text">
      <style:text-properties officeooo:rsid="000fdcc2"/>
    </style:style>
    <style:style style:name="T2" style:family="text">
      <style:text-properties officeooo:rsid="00113601"/>
    </style:style>
    <style:style style:name="T3" style:family="text">
      <style:text-properties officeooo:rsid="00128b65"/>
    </style:style>
    <style:style style:name="T4" style:family="text">
      <style:text-properties officeooo:rsid="00141006"/>
    </style:style>
    <style:style style:name="T5" style:family="text">
      <style:text-properties officeooo:rsid="001478e2"/>
    </style:style>
    <style:style style:name="T6" style:family="text">
      <style:text-properties officeooo:rsid="001541f1"/>
    </style:style>
    <style:style style:name="T7" style:family="text">
      <style:text-properties officeooo:rsid="0016f925"/>
    </style:style>
    <style:style style:name="T8" style:family="text">
      <style:text-properties officeooo:rsid="00171fb6"/>
    </style:style>
    <style:style style:name="T9" style:family="text">
      <style:text-properties officeooo:rsid="00177882"/>
    </style:style>
    <style:style style:name="T10" style:family="text">
      <style:text-properties officeooo:rsid="001802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Discussion</text:h>
      <text:p text:style-name="P4"><text:span text:style-name="T10">A tree is a tame graph that forces some determinacy with respect to traversal. <text:s/>This is what makes it so useful, no loops to get lost in the maze.</text:span></text:p>
      <text:p text:style-name="P4"><text:span text:style-name="T10">There are a few structure comments first. <text:s/>Underlying, the machine only understands arrays, structures and pointers. <text:s/>Classes are just fancy </text:span><text:span text:style-name="code"><text:span text:style-name="T10">struct</text:span></text:span><text:span text:style-name="T10"> features. <text:s/>So these 3 tools are all we really have.</text:span></text:p>
      <text:p text:style-name="P4"/>
      <text:h text:style-name="P6" text:outline-level="1"><text:bookmark-start text:name="__RefHeading__2_911344676"/>System: <text:bookmark-end text:name="__RefHeading__2_911344676"/></text:h>
      <text:p text:style-name="Requirement"><text:span text:style-name="T2">R101<text:tab/></text:span>Able to support multiple trees per program <text:s text:c="3"/>Is a non-singleton </text:p>
      <text:p text:style-name="Requirement"><text:span text:style-name="T2">R102<text:tab/></text:span>Reports the whole tree in a manner that will directly populate a gtkmm treeview ( a la GetNext(), GetNext(), ... GetNext() </text:p>
      <text:p text:style-name="P3"><text:span text:style-name="T3">R103<text:tab/></text:span><text:span text:style-name="code"><text:span text:style-name="T3">HaiTree *</text:span></text:span><text:span text:style-name="code">Find</text:span><text:span text:style-name="code"><text:span text:style-name="T7">(void *)</text:span></text:span> –– <text:span text:style-name="T7">Finds </text:span>the node with a particular conts <text:s/>This means that if you have stuff <text:span text:style-name="T1">that is different, but has been duplicated by reference so the pointer is the same, they you will get the first one. </text:span></text:p>
      <text:p text:style-name="P3"><text:span text:style-name="T3">R104<text:tab/></text:span>Does not have a node-spec –– numerical, or otherwise, expanded absolute child <text:span text:style-name="T1">order list. </text:span></text:p>
      <text:p text:style-name="Requirement"><text:span text:style-name="T3">R105<text:tab/></text:span>It is tempting to keep a shuttle, a pointer to a current node, for various operations. <text:s/>Let the application do this. <text:s/>It is too redundant , <text:span text:style-name="T3">don't do this.</text:span></text:p>
      <text:p text:style-name="P1"/>
      <text:h text:style-name="Heading_20_1" text:outline-level="1">Tree: </text:h>
      <text:h text:style-name="Heading_20_2" text:outline-level="2">Properties: </text:h>
      <text:p text:style-name="P3"><text:span text:style-name="T3">R106<text:tab/></text:span><text:span text:style-name="code"><text:span text:style-name="T3">int d</text:span></text:span><text:span text:style-name="code">epth</text:span> –– root to farthest descendent = height of root </text:p>
      <text:p text:style-name="P3"><text:span text:style-name="T3">R107<text:tab/></text:span><text:span text:style-name="code"><text:span text:style-name="T3">HaiTree *</text:span></text:span><text:span text:style-name="code">root</text:span> –– To be able always to go home instantly. </text:p>
      <text:p text:style-name="P3"><text:span text:style-name="T4">R108<text:tab/></text:span><text:span text:style-name="code"><text:span text:style-name="T4">node[]</text:span></text:span><text:span text:style-name="T4"> –– straight-line array of pointers to all nodes.</text:span></text:p>
      <text:h text:style-name="P10" text:outline-level="2">Helper Structures: </text:h>
      <text:p text:style-name="P3">R109<text:tab/><text:span text:style-name="code">meta</text:span> –– <text:span text:style-name="T5">is the struct that contains the Tree P</text:span>roperties <text:span text:style-name="T5">specified above</text:span>, as a pointer to a one-and-only instance of a structure. <text:s/><text:span text:style-name="T5">All nodes get the pointer to the quasi-singleton to speed operations</text:span></text:p>
      <text:p text:style-name="P1"/>
      <text:h text:style-name="Heading_20_1" text:outline-level="1">Node: </text:h>
      <text:h text:style-name="Heading_20_2" text:outline-level="2">Properties: </text:h>
      <text:p text:style-name="P3"><text:span text:style-name="T5">R110<text:tab/></text:span><text:span text:style-name="code"><text:span text:style-name="T5">int </text:span></text:span><text:span text:style-name="code">depth </text:span>–– <text:span text:style-name="T5">distance to root</text:span></text:p>
      <text:p text:style-name="P3"><text:span text:style-name="T5">R111<text:tab/></text:span><text:span text:style-name="code"><text:span text:style-name="T5">int </text:span></text:span><text:span text:style-name="code">height</text:span> –– <text:span text:style-name="T5">handy, nice-to-have</text:span></text:p>
      <text:p text:style-name="P3"><text:span text:style-name="T5">R112<text:tab/></text:span><text:span text:style-name="code"><text:span text:style-name="T5">HaiTree *</text:span></text:span><text:span text:style-name="code">parent</text:span> –– Strictly speaking, if each node only had a pointer to <text:span text:style-name="T1">the parent, that would do the job. </text:span></text:p>
      <text:p text:style-name="P3"><text:soft-page-break/><text:span text:style-name="T5">R113<text:tab/></text:span><text:span text:style-name="code"><text:span text:style-name="T5">HaiTree *</text:span></text:span><text:span text:style-name="code">child[]</text:span> –– This list needs to be in the parent <text:span text:style-name="T6">of this list of children</text:span>, therefore is easily <text:span text:style-name="T1">dug out by any child . See note about overdetermined sibling relationships</text:span></text:p>
      <text:p text:style-name="P3"><text:span text:style-name="T5">R114<text:tab/></text:span><text:span text:style-name="code"><text:span text:style-name="T5">HaiTree *</text:span></text:span><text:span text:style-name="code">left</text:span> –– Sibling - <text:span text:style-name="T5">See note about overdetermined sibling relationships</text:span></text:p>
      <text:p text:style-name="P3"><text:span text:style-name="T5">R115<text:tab/></text:span><text:span text:style-name="code"><text:span text:style-name="T5">HaiTree *</text:span></text:span><text:span text:style-name="code">right</text:span> –– Sibling - <text:span text:style-name="T5">See note about overdetermined sibling relationships</text:span></text:p>
      <text:p text:style-name="P3"><text:span text:style-name="T5">R116<text:tab/></text:span><text:span text:style-name="code"><text:span text:style-name="T5">int sibDex</text:span></text:span><text:span text:style-name="T5"> –– Sibling Index - is the index into the array “child[]” specified above.</text:span></text:p>
      <text:p text:style-name="P3"><text:span text:style-name="T5">R123<text:tab/></text:span><text:span text:style-name="code"><text:span text:style-name="T5">int treeDex</text:span></text:span><text:span text:style-name="T5"> –– Index into whole-tree list in </text:span><text:span text:style-name="code"><text:span text:style-name="T5">struct meta</text:span></text:span><text:span text:style-name="T5">.</text:span></text:p>
      <text:h text:style-name="Heading_20_2" text:outline-level="2"><text:s text:c="2"/>Functions:</text:h>
      <text:p text:style-name="Text_20_body"/>
      <text:p text:style-name="P3"><text:span text:style-name="T5">R117<text:tab/></text:span><text:span text:style-name="code"><text:span text:style-name="T5">HeiTree *</text:span></text:span><text:span text:style-name="code">GetLeft</text:span><text:span text:style-name="code"><text:span text:style-name="T5">(void)</text:span></text:span><text:span text:style-name="T5"> –– </text:span>Returns leftward sibling . <text:s/><text:span text:style-name="T5">If at leftmost, then return null pointer.</text:span></text:p>
      <text:p text:style-name="P2">R118<text:tab/><text:span text:style-name="code">HeiTree *</text:span><text:span text:style-name="code"><text:span text:style-name="T1">GetRight</text:span></text:span><text:span text:style-name="code">(void)</text:span> ––<text:span text:style-name="T1"> Returns rightward sibling . <text:s/></text:span>If at rightmost, then return null pointer.</text:p>
      <text:p text:style-name="P3"><text:span text:style-name="T5">R119<text:tab/></text:span><text:span text:style-name="code"><text:span text:style-name="T5">HeiTree *</text:span></text:span><text:span text:style-name="code">GetParent</text:span><text:span text:style-name="code"><text:span text:style-name="T5">(void)</text:span></text:span><text:span text:style-name="T5"> –– </text:span>Returns the parent . <text:span text:style-name="T5">if at root, then return null pointer.</text:span></text:p>
      <text:p text:style-name="P3"><text:span text:style-name="T5">R120<text:tab/></text:span><text:span text:style-name="code"><text:span text:style-name="T5">HeiTree *</text:span></text:span><text:span text:style-name="code">GetChild</text:span><text:span text:style-name="code"><text:span text:style-name="T5">(int i_</text:span></text:span><text:span text:style-name="code">n</text:span><text:span text:style-name="code"><text:span text:style-name="T5">)</text:span></text:span><text:span text:style-name="T5"> –– </text:span><text:s/>Returns the enumerated child . if n is out of bounds, then return null pointer . <text:s/><text:span text:style-name="T5">Out of bounds for i_n value. <text:s/>Out of bounds for leaf node.</text:span></text:p>
      <text:p text:style-name="P3"><text:span text:style-name="T5">R121<text:tab/></text:span><text:span text:style-name="code"><text:span text:style-name="T5">int </text:span></text:span><text:span text:style-name="code">GetNumChildre</text:span><text:span text:style-name="code"><text:span text:style-name="T5">n(HaiTree *i_tHT)</text:span></text:span><text:span text:style-name="T5"> –– </text:span>Returns <text:span text:style-name="T5">how big the child[] array is. <text:s/>0 if leaf.</text:span> </text:p>
      <text:p text:style-name="P3"><text:span text:style-name="T5">R122<text:tab/></text:span><text:span text:style-name="code"><text:span text:style-name="T5">HaiTree *</text:span></text:span><text:span text:style-name="code">InsertBefore</text:span><text:span text:style-name="code"><text:span text:style-name="T6">(HaiTree *i_tHT)</text:span></text:span> –– Move the leftward sibling one left and insert the <text:span text:style-name="T1">passed-in new node. <text:s/>Check that the node is not a participant in a tree. or prepend if already leftmost. <text:s/>Return the node passed in, or null pointer if can't. </text:span></text:p>
      <text:p text:style-name="P3"><text:span text:style-name="T6">R122<text:tab/></text:span><text:span text:style-name="code"><text:span text:style-name="T6">HaiTree *</text:span></text:span><text:span text:style-name="code">InsertAfter</text:span><text:span text:style-name="code"><text:span text:style-name="T6">(HaiTree *i_tHT)</text:span></text:span> –– Move the rightward sibling one right and insert the <text:span text:style-name="T1">passed-in new node. <text:s/>Check that the node is not a participant in a tree. or append if already rightmost. <text:s/>Return the node passed in, or null pointer if can't. </text:span></text:p>
      <text:p text:style-name="P3"><text:span text:style-name="T6">R124<text:tab/></text:span><text:span text:style-name="code"><text:span text:style-name="T6">HaiTree *</text:span></text:span><text:span text:style-name="code">Append</text:span><text:span text:style-name="code"><text:span text:style-name="T6">(HaiTree *i_tHT)</text:span></text:span> –– Zip to the end of the sibling list and take the node passed <text:span text:style-name="T1">in and put it there. <text:s/>Check that the passed in node is not a participant in a tree. <text:s/>Return the node passed in, or null pointer if can't. </text:span></text:p>
      <text:p text:style-name="P3"><text:span text:style-name="T6">R125<text:tab/></text:span><text:span text:style-name="code"><text:span text:style-name="T6">HaiTree *</text:span></text:span><text:span text:style-name="code">AddChild</text:span><text:span text:style-name="code"><text:span text:style-name="T6">(HaiTree *i_tHT)</text:span></text:span> –– This is <text:span text:style-name="T8">pretty</text:span> redundant to the above sibling insertion. <text:span text:style-name="T8">It is unique if a node is a leaf, otherwise, it does </text:span><text:span text:style-name="code"><text:span text:style-name="T8">Append(this-&gt;child[0])</text:span></text:span><text:span text:style-name="T8"> if it has children. <text:s/>But! Don't expose the child array to the user.</text:span></text:p>
      <text:p text:style-name="P3"><text:span text:style-name="T6">R126<text:tab/></text:span><text:span text:style-name="code"><text:span text:style-name="T6">HaiTree *Pluck(void)</text:span></text:span> –– Removes the <text:span text:style-name="T6">current node – how do you delete yourself? </text:span><text:span text:style-name="code"><text:span text:style-name="T6">delete this;</text:span></text:span><text:span text:style-name="T6">?</text:span>. <text:s/>If no children, simple. <text:s/>If no siblings, then parent becomes childless. <text:s/>If has children, then inserts child list where passed-in was a sibling. <text:s/>String-of-pearls-like. <text:s/>Return that list of pointers???!!!??? <text:s/>In the meta structure! <text:s/><text:span text:style-name="T6">Might have to be denied from </text:span><text:span text:style-name="code"><text:span text:style-name="T6">this</text:span></text:span><text:span text:style-name="T6">. Perhaps only a parent can kill its child.</text:span></text:p>
      <text:p text:style-name="P3"><text:soft-page-break/><text:span text:style-name="T6">R127<text:tab/></text:span><text:span text:style-name="code"><text:span text:style-name="T6">HaiTree *</text:span></text:span><text:span text:style-name="code">Prune</text:span><text:span text:style-name="code"><text:span text:style-name="T6">(void)</text:span></text:span> –– Removes the <text:span text:style-name="T6">current</text:span> node. <text:s/>If no children, then looks exactly like <text:span text:style-name="T6">Pluck</text:span>. <text:s/>If children, then delete all children too. <text:s/>WARNING - Cannot delete (c++ meaning of delete) conts, that must be up to the parent. <text:s/>So ... return a list of pointers???!!!??? <text:s/>In the meta structure! <text:s/><text:span text:style-name="T7">Oh yeah, same warning about deleting self.</text:span></text:p>
      <text:p text:style-name="Requirement">R128<text:tab/><text:span text:style-name="code">HaiTree *Clone(HaiTree *i_HT)</text:span> –– <text:span text:style-name="T8">Takes a structure from anywhere, root or mid tree, and copies all of its descendant nodes to the returned HaiTree. <text:s/>That new HaiTree is the root. <text:s/>conts are pointer copied, obviously.</text:span></text:p>
      <text:p text:style-name="P7">R128<text:tab/><text:span text:style-name="code">HaiTree *Graft(HaiTree *i_HT)</text:span> –– <text:s/>Takes the structure, which must be a root, and does … Hey! Wait! <text:s/>Just make it so that <text:span text:style-name="code">InsertBefore()</text:span>, <text:span text:style-name="code">InsertAfter()</text:span>, <text:span text:style-name="code">Append()</text:span> or <text:span text:style-name="code">AddChild()</text:span> do this job. <text:s/><text:span text:style-name="T9">I was assuming that the above would only take in solo nodes, but that would be too limiting, and we get the tree graft function from them with total flexibility.</text:span></text:p>
      <text:p text:style-name="P8">R129<text:tab/><text:span text:style-name="code"><text:span text:style-name="T10">int</text:span></text:span><text:span text:style-name="code"> </text:span><text:span text:style-name="code"><text:span text:style-name="T10">TreeViewList</text:span></text:span><text:span text:style-name="code">(HaiTree *i_HT, </text:span><text:span text:style-name="code"><text:span text:style-name="T10">int</text:span></text:span><text:span text:style-name="code"> *o_</text:span><text:span text:style-name="code"><text:span text:style-name="T10">depths</text:span></text:span><text:span text:style-name="code">, </text:span><text:span text:style-name="code"><text:span text:style-name="T10">void **o_conts</text:span></text:span><text:span text:style-name="code">)</text:span> –– <text:span text:style-name="T10">Walks the tree from root and returns the number of nodes listed. The list has depths on </text:span><text:span text:style-name="code"><text:span text:style-name="T10">int **o_depths</text:span></text:span><text:span text:style-name="T10"> and a list of conts pointers on </text:span><text:span text:style-name="code"><text:span text:style-name="T10">void **o_conts</text:span></text:span><text:span text:style-name="T10">. <text:s/>In this fashion, the caller can prettify with what ever it wants to extract from conts.</text:span></text:p>
      <text:p text:style-name="P9">R130<text:tab/>HaiTree *Find(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Schoolbook L" svg:font-family="'Century Schoolbook L'" style:font-family-generic="roman"/>
    <style:font-face style:name="FreeSans1" svg:font-family="FreeSans" style:font-family-generic="swiss"/>
    <style:font-face style:name="ITC Avant Garde Gothic" svg:font-family="'ITC Avant Garde Gothic'" style:font-family-generic="swiss"/>
    <style:font-face style:name="Courier 10 Pitch" svg:font-family="'Courier 10 Pitch'" style:font-adornments="Regular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entury Schoolbook L" fo:font-size="11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entury Schoolbook L" fo:font-size="11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598in" style:contextual-spacing="false" fo:text-align="justify" style:justify-single-word="false"/>
      <style:text-properties fo:font-weight="normal" officeooo:rsid="000fdcc2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ITC Avant Garde Gothic" fo:font-family="'ITC Avant Garde Gothic'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fo:font-size="10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in" fo:margin-right="0in" fo:margin-top="0.1598in" fo:margin-bottom="0.0598in" style:contextual-spacing="false" fo:text-indent="-1in" style:auto-text-indent="false" style:page-number="auto" fo:background-color="transparent" style:shadow="none">
        <style:tab-stops/>
        <style:background-image/>
      </style:paragraph-properties>
      <style:text-properties fo:font-size="16pt"/>
    </style:style>
    <style:style style:name="Salutation" style:family="paragraph" style:parent-style-name="Standard" style:class="text">
      <style:paragraph-properties text:number-lines="false" text:line-number="0"/>
    </style:style>
    <style:style style:name="Requirement" style:family="paragraph" style:parent-style-name="Standard" style:master-page-name="">
      <style:paragraph-properties fo:margin-left="1in" fo:margin-right="0in" fo:margin-top="0in" fo:margin-bottom="0.0598in" style:contextual-spacing="false" fo:text-align="justify" style:justify-single-word="false" style:register-true="true" fo:text-indent="-1in" style:auto-text-indent="false" style:page-number="auto" fo:background-color="transparent" style:shadow="none">
        <style:tab-stops>
          <style:tab-stop style:position="1in"/>
        </style:tab-stops>
        <style:background-image/>
      </style:paragraph-properties>
      <style:text-properties fo:font-weight="normal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in" fo:margin-right="0in" fo:margin-top="0in" fo:margin-bottom="0.0598in" style:contextual-spacing="false" fo:text-indent="-1in" style:auto-text-indent="false">
        <style:tab-stops/>
      </style:paragraph-properties>
      <style:text-properties fo:font-size="110%" fo:font-weight="normal" style:font-size-asian="115%" style:font-weight-asian="bold" style:font-size-complex="115%" style:font-weight-complex="600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ode" style:family="text">
      <style:text-properties style:font-name="Courier 10 Pitch" fo:font-family="'Courier 10 Pitch'" style:font-style-name="Regular" style:font-pitch="fixed" fo:language="zxx" fo:country="none" fo:background-color="transparent" style:font-size-asian="10.5pt" style:shadow="none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9in" fo:text-indent="-0.4in" fo:margin-left="0.9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in" fo:text-indent="-0.6in" fo:margin-left="1.1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2in" fo:text-indent="-0.7in" fo:margin-left="1.2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3in" fo:text-indent="-0.8in" fo:margin-left="1.3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4in" fo:text-indent="-0.9in" fo:margin-left="1.4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5in" fo:text-indent="-1in" fo:margin-left="1.5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6in" fo:text-indent="-1.1in" fo:margin-left="1.6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7in" fo:text-indent="-1.2in" fo:margin-left="1.7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ncan Gray</meta:initial-creator>
    <meta:creation-date>2015-09-14T19:24:39.056418127</meta:creation-date>
    <dc:date>2015-09-19T00:20:05.422093888</dc:date>
    <dc:creator>Duncan Gray</dc:creator>
    <meta:editing-duration>PT1H13M42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3" meta:paragraph-count="42" meta:word-count="891" meta:character-count="5419" meta:non-whitespace-character-count="4471"/>
  </office:meta>
</office:document-meta>
</file>